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e2e2e" style:font-name="Helvetica Neue" fo:font-size="10.5pt" fo:letter-spacing="normal" fo:font-style="normal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font-size="12pt" fo:language="ru" fo:country="RU" officeooo:paragraph-rsid="000c0363" style:letter-kerning="true" style:font-name-asian="0" style:font-size-asian="12pt" style:language-asian="hi" style:country-asian="IN"/>
    </style:style>
    <style:style style:name="P3" style:family="paragraph" style:parent-style-name="Text_20_body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font-size="12pt" fo:language="ru" fo:country="RU" officeooo:rsid="001166e7" officeooo:paragraph-rsid="001166e7" style:letter-kerning="true" style:font-name-asian="0" style:font-size-asian="12pt" style:language-asian="hi" style:country-asian="IN"/>
    </style:style>
    <style:style style:name="T1" style:family="text">
      <style:text-properties fo:font-variant="normal" fo:text-transform="none" fo:color="#535c69" style:font-name="Helvetica Neue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535c69" style:font-name="Helvetica Neue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535c69" style:font-name="Helvetica Neue" fo:letter-spacing="normal" fo:font-style="italic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535c69" style:font-name="Helvetica Neue" fo:letter-spacing="normal" fo:language="en" fo:country="US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535c69" fo:letter-spacing="normal" style:text-underline-style="solid" style:text-underline-width="auto" style:text-underline-color="font-color" fo:font-weight="bold"/>
    </style:style>
    <style:style style:name="T6" style:family="text">
      <style:text-properties fo:color="#535c69" style:font-name="Helvetica Neue" fo:letter-spacing="normal" fo:font-style="italic" style:text-underline-style="solid" style:text-underline-width="auto" style:text-underline-color="font-color" fo:font-weight="normal"/>
    </style:style>
    <style:style style:name="T7" style:family="text">
      <style:text-properties fo:color="#535c69" fo:letter-spacing="normal" style:text-underline-style="solid" style:text-underline-width="auto" style:text-underline-color="font-color" fo:font-weight="bold"/>
    </style:style>
    <style:style style:name="T8" style:family="text">
      <style:text-properties fo:font-size="12pt" fo:language="ru" fo:country="RU" style:letter-kerning="true" style:font-name-asian="0" style:font-size-asian="12pt" style:language-asian="hi" style:country-asian="IN"/>
    </style:style>
    <style:style style:name="T9" style:family="text">
      <style:text-properties fo:font-size="12pt" fo:language="ru" fo:country="RU" officeooo:rsid="00109304" style:letter-kerning="true" style:font-name-asian="0" style:font-size-asian="12pt" style:language-asian="hi" style:country-asian="IN"/>
    </style:style>
    <style:style style:name="T10" style:family="text">
      <style:text-properties fo:font-size="12pt" fo:language="ru" fo:country="RU" style:text-underline-style="solid" style:text-underline-width="auto" style:text-underline-color="font-color" style:letter-kerning="true" style:font-name-asian="0" style:font-size-asian="12pt" style:language-asian="hi" style:country-asian="IN"/>
    </style:style>
    <style:style style:name="T11" style:family="text">
      <style:text-properties fo:font-size="12pt" fo:language="ru" fo:country="RU" style:text-underline-style="solid" style:text-underline-width="auto" style:text-underline-color="font-color" fo:font-weight="bold" style:letter-kerning="true" style:font-name-asian="0" style:font-size-asian="12pt" style:language-asian="hi" style:country-asian="IN"/>
    </style:style>
    <style:style style:name="T12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p text:style-name="P3"><text:bookmark-start text:name="__DdeLink__25_1170429997"/><text:span text:style-name="T1">Форма заполнения сумм </text:span><text:span text:style-name="T4">Z </text:span><text:span text:style-name="T1">отчета</text:span><text:bookmark-end text:name="__DdeLink__25_1170429997"/></text:p>
      <text:p text:style-name="P2"><text:span text:style-name="T1"/></text:p>
      <text:p text:style-name="P2"><text:span text:style-name="T1">С завтрашнего дня, после обновления, при первом входе в регистрацию продаж, на экране будет </text:span><text:span text:style-name="T2">появляться табличная форма для заполнения сумм о вчерашней закрытой смене. </text:span><text:span text:style-name="T1">Форма для заполнения сумм появляется</text:span><text:span text:style-name="T5"> </text:span><text:span text:style-name="T1">перед автоматическим внесением. В данной табличной форме необходимо будет заполнить поля Сумма безнал и Сумма нал, указав суммы из</text:span><text:span text:style-name="T5"> </text:span><text:span text:style-name="T1">Z отчета, после чего нажать кнопку "Закрыть". Если по каким то причинам магазин вчера не работал, необходимо нажать кнопку "Не работали". Данная форма теперь будет появляться каждый день при открытии смены.<text:line-break/></text:span><text:span text:style-name="T12"><text:line-break/></text:span><text:span text:style-name="T6">Внимание!!! Если вы случайно или намеренно нажали закрыть, не заполнив суммы. вам необходимо открыть</text:span><text:span text:style-name="T7"> </text:span><text:span text:style-name="T6">отчеты-расширенные отчеты-отправка автоотчетов,перейти на вкладку отправка Z Отчетов за прошлые периоды, установить нужную дату, проставить данные в поля и нажать на кнопку </text:span><text:span text:style-name="T3">Отправить данные в ЦБ.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5T18:33:03.102000000</dc:date>
    <meta:editing-duration>PT18M17S</meta:editing-duration>
    <meta:editing-cycles>8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124" meta:character-count="870" meta:non-whitespace-character-count="746"/>
  </office:meta>
</office:document-meta>
</file>